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64in"/>
    </style:style>
    <style:style style:name="co2" style:family="table-column">
      <style:table-column-properties fo:break-before="auto" style:column-width="0.4146in"/>
    </style:style>
    <style:style style:name="co3" style:family="table-column">
      <style:table-column-properties fo:break-before="auto" style:column-width="1.3in"/>
    </style:style>
    <style:style style:name="co4" style:family="table-column">
      <style:table-column-properties fo:break-before="auto" style:column-width="1.0161in"/>
    </style:style>
    <style:style style:name="co5" style:family="table-column">
      <style:table-column-properties fo:break-before="auto" style:column-width="1.1252in"/>
    </style:style>
    <style:style style:name="co6" style:family="table-column">
      <style:table-column-properties fo:break-before="auto" style:column-width="0.95in"/>
    </style:style>
    <style:style style:name="co7" style:family="table-column">
      <style:table-column-properties fo:break-before="auto" style:column-width="1.3654in"/>
    </style:style>
    <style:style style:name="co8" style:family="table-column">
      <style:table-column-properties fo:break-before="auto" style:column-width="1.9984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ce2"/>
        <table:table-column table:style-name="co8" table:number-columns-repeated="1014" table:default-cell-style-name="ce2"/>
        <table:table-column table:style-name="co8" table:number-columns-repeated="3" table:default-cell-style-name="Default"/>
        <table:table-row table:style-name="ro1">
          <table:table-cell table:style-name="ce1" office:value-type="string">
            <text:p>Description</text:p>
          </table:table-cell>
          <table:table-cell table:number-columns-repeated="6" table:style-name="ce1" office:value-type="string">
            <text:p>Code</text:p>
          </table:table-cell>
          <table:table-cell table:number-columns-repeated="1017"/>
        </table:table-row>
        <table:table-row table:style-name="ro1">
          <table:table-cell office:value-type="string">
            <text:p>???</text:p>
          </table:table-cell>
          <table:table-cell office:value-type="string">
            <text:p>ab</text:p>
          </table:table-cell>
          <table:table-cell office:value-type="string">
            <text:p>Abkhaz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a</text:p>
          </table:table-cell>
          <table:table-cell office:value-type="string">
            <text:p>Afar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f</text:p>
          </table:table-cell>
          <table:table-cell office:value-type="string">
            <text:p>Afrikaans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k</text:p>
          </table:table-cell>
          <table:table-cell office:value-type="string">
            <text:p>Ak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q</text:p>
          </table:table-cell>
          <table:table-cell office:value-type="string">
            <text:p>Alba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m</text:p>
          </table:table-cell>
          <table:table-cell office:value-type="string">
            <text:p>Amharic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r</text:p>
          </table:table-cell>
          <table:table-cell office:value-type="string">
            <text:p>Arabic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n</text:p>
          </table:table-cell>
          <table:table-cell office:value-type="string">
            <text:p>Aragon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y</text:p>
          </table:table-cell>
          <table:table-cell office:value-type="string">
            <text:p>Arme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s</text:p>
          </table:table-cell>
          <table:table-cell office:value-type="string">
            <text:p>Assam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v</text:p>
          </table:table-cell>
          <table:table-cell office:value-type="string">
            <text:p>Avaric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e</text:p>
          </table:table-cell>
          <table:table-cell office:value-type="string">
            <text:p>Avest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y</text:p>
          </table:table-cell>
          <table:table-cell office:value-type="string">
            <text:p>Aymar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az</text:p>
          </table:table-cell>
          <table:table-cell office:value-type="string">
            <text:p>Azerbaijan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m</text:p>
          </table:table-cell>
          <table:table-cell office:value-type="string">
            <text:p>Bambar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a</text:p>
          </table:table-cell>
          <table:table-cell office:value-type="string">
            <text:p>Bashkir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u</text:p>
          </table:table-cell>
          <table:table-cell office:value-type="string">
            <text:p>Basqu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e</text:p>
          </table:table-cell>
          <table:table-cell office:value-type="string">
            <text:p>Belarus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n</text:p>
          </table:table-cell>
          <table:table-cell office:value-type="string">
            <text:p>Bengal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i</text:p>
          </table:table-cell>
          <table:table-cell office:value-type="string">
            <text:p>Bislam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s</text:p>
          </table:table-cell>
          <table:table-cell office:value-type="string">
            <text:p>Bos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r</text:p>
          </table:table-cell>
          <table:table-cell office:value-type="string">
            <text:p>Breto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g</text:p>
          </table:table-cell>
          <table:table-cell office:value-type="string">
            <text:p>Bulgar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y</text:p>
          </table:table-cell>
          <table:table-cell office:value-type="string">
            <text:p>Burm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a</text:p>
          </table:table-cell>
          <table:table-cell office:value-type="string">
            <text:p>Catalan</text:p>
          </table:table-cell>
          <table:table-cell office:value-type="string">
            <text:p>Valencian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ch</text:p>
          </table:table-cell>
          <table:table-cell office:value-type="string">
            <text:p>Chamorr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e</text:p>
          </table:table-cell>
          <table:table-cell office:value-type="string">
            <text:p>Cheche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y</text:p>
          </table:table-cell>
          <table:table-cell office:value-type="string">
            <text:p>Chichewa</text:p>
          </table:table-cell>
          <table:table-cell office:value-type="string">
            <text:p>Chewa</text:p>
          </table:table-cell>
          <table:table-cell office:value-type="string">
            <text:p>Nyanja</text:p>
          </table:table-cell>
          <table:table-cell table:number-columns-repeated="1019"/>
        </table:table-row>
        <table:table-row table:style-name="ro1">
          <table:table-cell office:value-type="string">
            <text:p>???</text:p>
          </table:table-cell>
          <table:table-cell office:value-type="string">
            <text:p>zh</text:p>
          </table:table-cell>
          <table:table-cell office:value-type="string">
            <text:p>Chin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v</text:p>
          </table:table-cell>
          <table:table-cell office:value-type="string">
            <text:p>Chuva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w</text:p>
          </table:table-cell>
          <table:table-cell office:value-type="string">
            <text:p>Corn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o</text:p>
          </table:table-cell>
          <table:table-cell office:value-type="string">
            <text:p>Corsic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r</text:p>
          </table:table-cell>
          <table:table-cell office:value-type="string">
            <text:p>Cre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r</text:p>
          </table:table-cell>
          <table:table-cell office:value-type="string">
            <text:p>Croat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s</text:p>
          </table:table-cell>
          <table:table-cell office:value-type="string">
            <text:p>Czec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da</text:p>
          </table:table-cell>
          <table:table-cell office:value-type="string">
            <text:p>Dan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dv</text:p>
          </table:table-cell>
          <table:table-cell office:value-type="string">
            <text:p>Divehi</text:p>
          </table:table-cell>
          <table:table-cell office:value-type="string">
            <text:p>Dhivehi</text:p>
          </table:table-cell>
          <table:table-cell office:value-type="string">
            <text:p>Maldivian</text:p>
          </table:table-cell>
          <table:table-cell table:number-columns-repeated="1019"/>
        </table:table-row>
        <table:table-row table:style-name="ro1">
          <table:table-cell office:value-type="string">
            <text:p>???</text:p>
          </table:table-cell>
          <table:table-cell office:value-type="string">
            <text:p>nl</text:p>
          </table:table-cell>
          <table:table-cell office:value-type="string">
            <text:p>Dutch</text:p>
          </table:table-cell>
          <table:table-cell office:value-type="string">
            <text:p>Flemish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dz</text:p>
          </table:table-cell>
          <table:table-cell office:value-type="string">
            <text:p>Dzongkh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n</text:p>
          </table:table-cell>
          <table:table-cell office:value-type="string">
            <text:p>Engl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o</text:p>
          </table:table-cell>
          <table:table-cell office:value-type="string">
            <text:p>Esperant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t</text:p>
          </table:table-cell>
          <table:table-cell office:value-type="string">
            <text:p>Esto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e</text:p>
          </table:table-cell>
          <table:table-cell office:value-type="string">
            <text:p>Ew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o</text:p>
          </table:table-cell>
          <table:table-cell office:value-type="string">
            <text:p>Faro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j</text:p>
          </table:table-cell>
          <table:table-cell office:value-type="string">
            <text:p>Fij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i</text:p>
          </table:table-cell>
          <table:table-cell office:value-type="string">
            <text:p>Finn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r</text:p>
          </table:table-cell>
          <table:table-cell office:value-type="string">
            <text:p>Frenc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f</text:p>
          </table:table-cell>
          <table:table-cell office:value-type="string">
            <text:p>Fula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gl</text:p>
          </table:table-cell>
          <table:table-cell office:value-type="string">
            <text:p>Galic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a</text:p>
          </table:table-cell>
          <table:table-cell office:value-type="string">
            <text:p>Georg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de</text:p>
          </table:table-cell>
          <table:table-cell office:value-type="string">
            <text:p>Germ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l</text:p>
          </table:table-cell>
          <table:table-cell office:value-type="string">
            <text:p>Gree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gn</text:p>
          </table:table-cell>
          <table:table-cell office:value-type="string">
            <text:p>Guaran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gu</text:p>
          </table:table-cell>
          <table:table-cell office:value-type="string">
            <text:p>Gujarat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t</text:p>
          </table:table-cell>
          <table:table-cell office:value-type="string">
            <text:p>Haitian</text:p>
          </table:table-cell>
          <table:table-cell office:value-type="string">
            <text:p>Haitian Creole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ha</text:p>
          </table:table-cell>
          <table:table-cell office:value-type="string">
            <text:p>Haus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e</text:p>
          </table:table-cell>
          <table:table-cell office:value-type="string">
            <text:p>Hebrew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z</text:p>
          </table:table-cell>
          <table:table-cell office:value-type="string">
            <text:p>Herer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i</text:p>
          </table:table-cell>
          <table:table-cell office:value-type="string">
            <text:p>Hind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o</text:p>
          </table:table-cell>
          <table:table-cell office:value-type="string">
            <text:p>Hiri Motu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hu</text:p>
          </table:table-cell>
          <table:table-cell office:value-type="string">
            <text:p>Hungar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a</text:p>
          </table:table-cell>
          <table:table-cell office:value-type="string">
            <text:p>Interlingu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d</text:p>
          </table:table-cell>
          <table:table-cell office:value-type="string">
            <text:p>Indones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e</text:p>
          </table:table-cell>
          <table:table-cell office:value-type="string">
            <text:p>Interlingue</text:p>
          </table:table-cell>
          <table:table-cell office:value-type="string">
            <text:p>Occidental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ga</text:p>
          </table:table-cell>
          <table:table-cell office:value-type="string">
            <text:p>Ir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g</text:p>
          </table:table-cell>
          <table:table-cell office:value-type="string">
            <text:p>Igb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k</text:p>
          </table:table-cell>
          <table:table-cell office:value-type="string">
            <text:p>Inupiaq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o</text:p>
          </table:table-cell>
          <table:table-cell office:value-type="string">
            <text:p>Id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s</text:p>
          </table:table-cell>
          <table:table-cell office:value-type="string">
            <text:p>Icelandic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t</text:p>
          </table:table-cell>
          <table:table-cell office:value-type="string">
            <text:p>Ital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u</text:p>
          </table:table-cell>
          <table:table-cell office:value-type="string">
            <text:p>Inuktitut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ja</text:p>
          </table:table-cell>
          <table:table-cell office:value-type="string">
            <text:p>Japan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jv</text:p>
          </table:table-cell>
          <table:table-cell office:value-type="string">
            <text:p>Javan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l</text:p>
          </table:table-cell>
          <table:table-cell office:value-type="string">
            <text:p>Kalaallisut</text:p>
          </table:table-cell>
          <table:table-cell office:value-type="string">
            <text:p>Greenlandic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kn</text:p>
          </table:table-cell>
          <table:table-cell office:value-type="string">
            <text:p>Kannad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r</text:p>
          </table:table-cell>
          <table:table-cell office:value-type="string">
            <text:p>Kanur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s</text:p>
          </table:table-cell>
          <table:table-cell office:value-type="string">
            <text:p>Kashmir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k</text:p>
          </table:table-cell>
          <table:table-cell office:value-type="string">
            <text:p>Kazak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m</text:p>
          </table:table-cell>
          <table:table-cell office:value-type="string">
            <text:p>Central Khmer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i</text:p>
          </table:table-cell>
          <table:table-cell office:value-type="string">
            <text:p>Kikuyu</text:p>
          </table:table-cell>
          <table:table-cell office:value-type="string">
            <text:p>Gikuyu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rw</text:p>
          </table:table-cell>
          <table:table-cell office:value-type="string">
            <text:p>Kinyarwand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y</text:p>
          </table:table-cell>
          <table:table-cell office:value-type="string">
            <text:p>Kirghiz</text:p>
          </table:table-cell>
          <table:table-cell office:value-type="string">
            <text:p>Kyrgyz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kv</text:p>
          </table:table-cell>
          <table:table-cell office:value-type="string">
            <text:p>Kom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g</text:p>
          </table:table-cell>
          <table:table-cell office:value-type="string">
            <text:p>Kong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o</text:p>
          </table:table-cell>
          <table:table-cell office:value-type="string">
            <text:p>Kore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u</text:p>
          </table:table-cell>
          <table:table-cell office:value-type="string">
            <text:p>Kurd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kj</text:p>
          </table:table-cell>
          <table:table-cell office:value-type="string">
            <text:p>Kuanyama</text:p>
          </table:table-cell>
          <table:table-cell office:value-type="string">
            <text:p>Kwanyama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la</text:p>
          </table:table-cell>
          <table:table-cell office:value-type="string">
            <text:p>Lati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b</text:p>
          </table:table-cell>
          <table:table-cell office:value-type="string">
            <text:p>Luxembourgish</text:p>
          </table:table-cell>
          <table:table-cell office:value-type="string">
            <text:p>Letzeburgesch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lg</text:p>
          </table:table-cell>
          <table:table-cell office:value-type="string">
            <text:p>Gand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i</text:p>
          </table:table-cell>
          <table:table-cell office:value-type="string">
            <text:p>Limburgan</text:p>
          </table:table-cell>
          <table:table-cell office:value-type="string">
            <text:p>Limburger</text:p>
          </table:table-cell>
          <table:table-cell office:value-type="string">
            <text:p>Limburgish</text:p>
          </table:table-cell>
          <table:table-cell table:number-columns-repeated="1019"/>
        </table:table-row>
        <table:table-row table:style-name="ro1">
          <table:table-cell office:value-type="string">
            <text:p>???</text:p>
          </table:table-cell>
          <table:table-cell office:value-type="string">
            <text:p>ln</text:p>
          </table:table-cell>
          <table:table-cell office:value-type="string">
            <text:p>Lingal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o</text:p>
          </table:table-cell>
          <table:table-cell office:value-type="string">
            <text:p>La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t</text:p>
          </table:table-cell>
          <table:table-cell office:value-type="string">
            <text:p>Lithua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u</text:p>
          </table:table-cell>
          <table:table-cell office:value-type="string">
            <text:p>Luba-Katang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lv</text:p>
          </table:table-cell>
          <table:table-cell office:value-type="string">
            <text:p>Latv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gv</text:p>
          </table:table-cell>
          <table:table-cell office:value-type="string">
            <text:p>Manx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k</text:p>
          </table:table-cell>
          <table:table-cell office:value-type="string">
            <text:p>Macedo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g</text:p>
          </table:table-cell>
          <table:table-cell office:value-type="string">
            <text:p>Malagasy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s</text:p>
          </table:table-cell>
          <table:table-cell office:value-type="string">
            <text:p>Malay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l</text:p>
          </table:table-cell>
          <table:table-cell office:value-type="string">
            <text:p>Malayalam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t</text:p>
          </table:table-cell>
          <table:table-cell office:value-type="string">
            <text:p>Malt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i</text:p>
          </table:table-cell>
          <table:table-cell office:value-type="string">
            <text:p>Maor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r</text:p>
          </table:table-cell>
          <table:table-cell office:value-type="string">
            <text:p>Marath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h</text:p>
          </table:table-cell>
          <table:table-cell office:value-type="string">
            <text:p>Marshall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mn</text:p>
          </table:table-cell>
          <table:table-cell office:value-type="string">
            <text:p>Mongol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a</text:p>
          </table:table-cell>
          <table:table-cell office:value-type="string">
            <text:p>Nauru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v</text:p>
          </table:table-cell>
          <table:table-cell office:value-type="string">
            <text:p>Navajo</text:p>
          </table:table-cell>
          <table:table-cell office:value-type="string">
            <text:p>Navaho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nd</text:p>
          </table:table-cell>
          <table:table-cell office:value-type="string">
            <text:p>North Ndebel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e</text:p>
          </table:table-cell>
          <table:table-cell office:value-type="string">
            <text:p>Nepal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g</text:p>
          </table:table-cell>
          <table:table-cell office:value-type="string">
            <text:p>Ndong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b</text:p>
          </table:table-cell>
          <table:table-cell office:value-type="string">
            <text:p>Norwegian Bokmål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n</text:p>
          </table:table-cell>
          <table:table-cell office:value-type="string">
            <text:p>Norwegian Nynors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no</text:p>
          </table:table-cell>
          <table:table-cell office:value-type="string">
            <text:p>Norweg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ii</text:p>
          </table:table-cell>
          <table:table-cell office:value-type="string">
            <text:p>Sichuan Yi</text:p>
          </table:table-cell>
          <table:table-cell office:value-type="string">
            <text:p>Nuosu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nr</text:p>
          </table:table-cell>
          <table:table-cell office:value-type="string">
            <text:p>South Ndebel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oc</text:p>
          </table:table-cell>
          <table:table-cell office:value-type="string">
            <text:p>Occit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oj</text:p>
          </table:table-cell>
          <table:table-cell office:value-type="string">
            <text:p>Ojibw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u</text:p>
          </table:table-cell>
          <table:table-cell office:value-type="string">
            <text:p>Church Slavic</text:p>
          </table:table-cell>
          <table:table-cell office:value-type="string">
            <text:p>Old Slavonic</text:p>
          </table:table-cell>
          <table:table-cell office:value-type="string">
            <text:p>Church Slavonic</text:p>
          </table:table-cell>
          <table:table-cell office:value-type="string">
            <text:p>Old Bulgarian</text:p>
          </table:table-cell>
          <table:table-cell office:value-type="string">
            <text:p>Old Church Slavonic</text:p>
          </table:table-cell>
          <table:table-cell table:number-columns-repeated="1017"/>
        </table:table-row>
        <table:table-row table:style-name="ro1">
          <table:table-cell office:value-type="string">
            <text:p>???</text:p>
          </table:table-cell>
          <table:table-cell office:value-type="string">
            <text:p>om</text:p>
          </table:table-cell>
          <table:table-cell office:value-type="string">
            <text:p>Orom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or</text:p>
          </table:table-cell>
          <table:table-cell office:value-type="string">
            <text:p>Oriy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os</text:p>
          </table:table-cell>
          <table:table-cell office:value-type="string">
            <text:p>Ossetian</text:p>
          </table:table-cell>
          <table:table-cell office:value-type="string">
            <text:p>Ossetic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pa</text:p>
          </table:table-cell>
          <table:table-cell office:value-type="string">
            <text:p>Punjabi</text:p>
          </table:table-cell>
          <table:table-cell office:value-type="string">
            <text:p>Panjabi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pi</text:p>
          </table:table-cell>
          <table:table-cell office:value-type="string">
            <text:p>Pal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a</text:p>
          </table:table-cell>
          <table:table-cell office:value-type="string">
            <text:p>Pers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pl</text:p>
          </table:table-cell>
          <table:table-cell office:value-type="string">
            <text:p>Pol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ps</text:p>
          </table:table-cell>
          <table:table-cell office:value-type="string">
            <text:p>Pashto</text:p>
          </table:table-cell>
          <table:table-cell office:value-type="string">
            <text:p>Pushto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pt</text:p>
          </table:table-cell>
          <table:table-cell office:value-type="string">
            <text:p>Portugu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qu</text:p>
          </table:table-cell>
          <table:table-cell office:value-type="string">
            <text:p>Quechu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rm</text:p>
          </table:table-cell>
          <table:table-cell office:value-type="string">
            <text:p>Roman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rn</text:p>
          </table:table-cell>
          <table:table-cell office:value-type="string">
            <text:p>Rund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ro</text:p>
          </table:table-cell>
          <table:table-cell office:value-type="string">
            <text:p>Romanian</text:p>
          </table:table-cell>
          <table:table-cell office:value-type="string">
            <text:p>Moldavian</text:p>
          </table:table-cell>
          <table:table-cell office:value-type="string">
            <text:p>Moldovan</text:p>
          </table:table-cell>
          <table:table-cell table:number-columns-repeated="1019"/>
        </table:table-row>
        <table:table-row table:style-name="ro1">
          <table:table-cell office:value-type="string">
            <text:p>???</text:p>
          </table:table-cell>
          <table:table-cell office:value-type="string">
            <text:p>ru</text:p>
          </table:table-cell>
          <table:table-cell office:value-type="string">
            <text:p>Russ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a</text:p>
          </table:table-cell>
          <table:table-cell office:value-type="string">
            <text:p>Sanskrit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c</text:p>
          </table:table-cell>
          <table:table-cell office:value-type="string">
            <text:p>Sardi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d</text:p>
          </table:table-cell>
          <table:table-cell office:value-type="string">
            <text:p>Sindh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e</text:p>
          </table:table-cell>
          <table:table-cell office:value-type="string">
            <text:p>Northern Sam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m</text:p>
          </table:table-cell>
          <table:table-cell office:value-type="string">
            <text:p>Samo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g</text:p>
          </table:table-cell>
          <table:table-cell office:value-type="string">
            <text:p>Sang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r</text:p>
          </table:table-cell>
          <table:table-cell office:value-type="string">
            <text:p>Serb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gd</text:p>
          </table:table-cell>
          <table:table-cell office:value-type="string">
            <text:p>Gaelic</text:p>
          </table:table-cell>
          <table:table-cell office:value-type="string">
            <text:p>Scottish Gaelic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sn</text:p>
          </table:table-cell>
          <table:table-cell office:value-type="string">
            <text:p>Shon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i</text:p>
          </table:table-cell>
          <table:table-cell office:value-type="string">
            <text:p>Sinhala</text:p>
          </table:table-cell>
          <table:table-cell office:value-type="string">
            <text:p>Sinhalese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sk</text:p>
          </table:table-cell>
          <table:table-cell office:value-type="string">
            <text:p>Slova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l</text:p>
          </table:table-cell>
          <table:table-cell office:value-type="string">
            <text:p>Slove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o</text:p>
          </table:table-cell>
          <table:table-cell office:value-type="string">
            <text:p>Somal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t</text:p>
          </table:table-cell>
          <table:table-cell office:value-type="string">
            <text:p>Southern Sotho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es</text:p>
          </table:table-cell>
          <table:table-cell office:value-type="string">
            <text:p>Spanish</text:p>
          </table:table-cell>
          <table:table-cell office:value-type="string">
            <text:p>Castilian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su</text:p>
          </table:table-cell>
          <table:table-cell office:value-type="string">
            <text:p>Sundan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w</text:p>
          </table:table-cell>
          <table:table-cell office:value-type="string">
            <text:p>Swahil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s</text:p>
          </table:table-cell>
          <table:table-cell office:value-type="string">
            <text:p>Swat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sv</text:p>
          </table:table-cell>
          <table:table-cell office:value-type="string">
            <text:p>Swed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a</text:p>
          </table:table-cell>
          <table:table-cell office:value-type="string">
            <text:p>Tamil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e</text:p>
          </table:table-cell>
          <table:table-cell office:value-type="string">
            <text:p>Telugu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g</text:p>
          </table:table-cell>
          <table:table-cell office:value-type="string">
            <text:p>Taji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h</text:p>
          </table:table-cell>
          <table:table-cell office:value-type="string">
            <text:p>Tha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i</text:p>
          </table:table-cell>
          <table:table-cell office:value-type="string">
            <text:p>Tigriny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bo</text:p>
          </table:table-cell>
          <table:table-cell office:value-type="string">
            <text:p>Tibet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k</text:p>
          </table:table-cell>
          <table:table-cell office:value-type="string">
            <text:p>Turkme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l</text:p>
          </table:table-cell>
          <table:table-cell office:value-type="string">
            <text:p>Tagalog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n</text:p>
          </table:table-cell>
          <table:table-cell office:value-type="string">
            <text:p>Tswan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o</text:p>
          </table:table-cell>
          <table:table-cell office:value-type="string">
            <text:p>Tonga</text:p>
          </table:table-cell>
          <table:table-cell office:value-type="string">
            <text:p>Tonga Islands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tr</text:p>
          </table:table-cell>
          <table:table-cell office:value-type="string">
            <text:p>Turk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s</text:p>
          </table:table-cell>
          <table:table-cell office:value-type="string">
            <text:p>Tsong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t</text:p>
          </table:table-cell>
          <table:table-cell office:value-type="string">
            <text:p>Tatar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w</text:p>
          </table:table-cell>
          <table:table-cell office:value-type="string">
            <text:p>Twi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ty</text:p>
          </table:table-cell>
          <table:table-cell office:value-type="string">
            <text:p>Tahit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ug</text:p>
          </table:table-cell>
          <table:table-cell office:value-type="string">
            <text:p>Uighur</text:p>
          </table:table-cell>
          <table:table-cell office:value-type="string">
            <text:p>Uyghur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uk</text:p>
          </table:table-cell>
          <table:table-cell office:value-type="string">
            <text:p>Ukrain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ur</text:p>
          </table:table-cell>
          <table:table-cell office:value-type="string">
            <text:p>Urdu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uz</text:p>
          </table:table-cell>
          <table:table-cell office:value-type="string">
            <text:p>Uzbe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ve</text:p>
          </table:table-cell>
          <table:table-cell office:value-type="string">
            <text:p>Vend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vi</text:p>
          </table:table-cell>
          <table:table-cell office:value-type="string">
            <text:p>Vietnamese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vo</text:p>
          </table:table-cell>
          <table:table-cell office:value-type="string">
            <text:p>Volapük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wa</text:p>
          </table:table-cell>
          <table:table-cell office:value-type="string">
            <text:p>Walloo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cy</text:p>
          </table:table-cell>
          <table:table-cell office:value-type="string">
            <text:p>Wel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wo</text:p>
          </table:table-cell>
          <table:table-cell office:value-type="string">
            <text:p>Wolof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fy</text:p>
          </table:table-cell>
          <table:table-cell office:value-type="string">
            <text:p>Western Frisian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xh</text:p>
          </table:table-cell>
          <table:table-cell office:value-type="string">
            <text:p>Xhos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yi</text:p>
          </table:table-cell>
          <table:table-cell office:value-type="string">
            <text:p>Yiddish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yo</text:p>
          </table:table-cell>
          <table:table-cell office:value-type="string">
            <text:p>Yoruba</text:p>
          </table:table-cell>
          <table:table-cell table:number-columns-repeated="1021"/>
        </table:table-row>
        <table:table-row table:style-name="ro1">
          <table:table-cell office:value-type="string">
            <text:p>???</text:p>
          </table:table-cell>
          <table:table-cell office:value-type="string">
            <text:p>za</text:p>
          </table:table-cell>
          <table:table-cell office:value-type="string">
            <text:p>Zhuang</text:p>
          </table:table-cell>
          <table:table-cell office:value-type="string">
            <text:p>ChuangChuang</text:p>
          </table:table-cell>
          <table:table-cell table:number-columns-repeated="1020"/>
        </table:table-row>
        <table:table-row table:style-name="ro1">
          <table:table-cell office:value-type="string">
            <text:p>???</text:p>
          </table:table-cell>
          <table:table-cell office:value-type="string">
            <text:p>zu</text:p>
          </table:table-cell>
          <table:table-cell office:value-type="string">
            <text:p>Zulu</text:p>
          </table:table-cell>
          <table:table-cell table:number-columns-repeated="1021"/>
        </table:table-row>
        <table:table-row table:style-name="ro1" table:number-rows-repeated="10483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9">10/09/2021</text:date>, <text:time>21:1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3:00:30.19</meta:creation-date>
    <dc:date>2021-10-09T21:11:15.76</dc:date>
    <meta:editing-duration>PT30M30S</meta:editing-duration>
    <meta:editing-cycles>6</meta:editing-cycles>
    <meta:generator>OpenOffice/4.1.7$Win32 OpenOffice.org_project/417m1$Build-9800</meta:generator>
    <meta:document-statistic meta:table-count="3" meta:cell-count="588" meta:object-count="0"/>
  </office:meta>
</office:document-meta>
</file>